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4213" calcext:value-type="float">
            <text:p>64213</text:p>
          </table:table-cell>
          <table:table-cell office:value-type="float" office:value="64369" calcext:value-type="float">
            <text:p>6436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64476" calcext:value-type="float">
            <text:p>64476</text:p>
          </table:table-cell>
          <table:table-cell office:value-type="float" office:value="64497" calcext:value-type="float">
            <text:p>6449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4369" calcext:value-type="float">
            <text:p>64369</text:p>
          </table:table-cell>
          <table:table-cell office:value-type="float" office:value="64535" calcext:value-type="float">
            <text:p>6453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4535" calcext:value-type="float">
            <text:p>64535</text:p>
          </table:table-cell>
          <table:table-cell office:value-type="float" office:value="64830" calcext:value-type="float">
            <text:p>648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161" calcext:value-type="float">
            <text:p>65161</text:p>
          </table:table-cell>
          <table:table-cell office:value-type="float" office:value="65273" calcext:value-type="float">
            <text:p>652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5273" calcext:value-type="float">
            <text:p>65273</text:p>
          </table:table-cell>
          <table:table-cell office:value-type="float" office:value="65618" calcext:value-type="float">
            <text:p>6561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5790" calcext:value-type="float">
            <text:p>65790</text:p>
          </table:table-cell>
          <table:table-cell office:value-type="float" office:value="65876" calcext:value-type="float">
            <text:p>6587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876" calcext:value-type="float">
            <text:p>65876</text:p>
          </table:table-cell>
          <table:table-cell office:value-type="float" office:value="65968" calcext:value-type="float">
            <text:p>659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5968" calcext:value-type="float">
            <text:p>65968</text:p>
          </table:table-cell>
          <table:table-cell office:value-type="float" office:value="66227" calcext:value-type="float">
            <text:p>6622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6334" calcext:value-type="float">
            <text:p>66334</text:p>
          </table:table-cell>
          <table:table-cell office:value-type="float" office:value="66441" calcext:value-type="float">
            <text:p>6644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441" calcext:value-type="float">
            <text:p>66441</text:p>
          </table:table-cell>
          <table:table-cell office:value-type="float" office:value="66710" calcext:value-type="float">
            <text:p>6671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3372" calcext:value-type="float">
            <text:p>73372</text:p>
          </table:table-cell>
          <table:table-cell office:value-type="float" office:value="73601" calcext:value-type="float">
            <text:p>7360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3631" calcext:value-type="float">
            <text:p>73631</text:p>
          </table:table-cell>
          <table:table-cell office:value-type="float" office:value="73671" calcext:value-type="float">
            <text:p>7367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3601" calcext:value-type="float">
            <text:p>73601</text:p>
          </table:table-cell>
          <table:table-cell office:value-type="float" office:value="73756" calcext:value-type="float">
            <text:p>7375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73783" calcext:value-type="float">
            <text:p>73783</text:p>
          </table:table-cell>
          <table:table-cell office:value-type="float" office:value="73866" calcext:value-type="float">
            <text:p>7386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3756" calcext:value-type="float">
            <text:p>73756</text:p>
          </table:table-cell>
          <table:table-cell office:value-type="float" office:value="73944" calcext:value-type="float">
            <text:p>7394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3944" calcext:value-type="float">
            <text:p>73944</text:p>
          </table:table-cell>
          <table:table-cell office:value-type="float" office:value="74099" calcext:value-type="float">
            <text:p>7409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099" calcext:value-type="float">
            <text:p>74099</text:p>
          </table:table-cell>
          <table:table-cell office:value-type="float" office:value="74255" calcext:value-type="float">
            <text:p>7425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4496" calcext:value-type="float">
            <text:p>74496</text:p>
          </table:table-cell>
          <table:table-cell office:value-type="float" office:value="74559" calcext:value-type="float">
            <text:p>7455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4590" calcext:value-type="float">
            <text:p>74590</text:p>
          </table:table-cell>
          <table:table-cell office:value-type="float" office:value="74654" calcext:value-type="float">
            <text:p>746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559" calcext:value-type="float">
            <text:p>74559</text:p>
          </table:table-cell>
          <table:table-cell office:value-type="float" office:value="74738" calcext:value-type="float">
            <text:p>7473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738" calcext:value-type="float">
            <text:p>74738</text:p>
          </table:table-cell>
          <table:table-cell office:value-type="float" office:value="74820" calcext:value-type="float">
            <text:p>7482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820" calcext:value-type="float">
            <text:p>74820</text:p>
          </table:table-cell>
          <table:table-cell office:value-type="float" office:value="75022" calcext:value-type="float">
            <text:p>7502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5022" calcext:value-type="float">
            <text:p>75022</text:p>
          </table:table-cell>
          <table:table-cell office:value-type="float" office:value="75205" calcext:value-type="float">
            <text:p>7520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2080" calcext:value-type="float">
            <text:p>82080</text:p>
          </table:table-cell>
          <table:table-cell office:value-type="float" office:value="82121" calcext:value-type="float">
            <text:p>8212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984" calcext:value-type="float">
            <text:p>81984</text:p>
          </table:table-cell>
          <table:table-cell office:value-type="float" office:value="82154" calcext:value-type="float">
            <text:p>8215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2180" calcext:value-type="float">
            <text:p>82180</text:p>
          </table:table-cell>
          <table:table-cell office:value-type="float" office:value="82206" calcext:value-type="float">
            <text:p>822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154" calcext:value-type="float">
            <text:p>82154</text:p>
          </table:table-cell>
          <table:table-cell office:value-type="float" office:value="82401" calcext:value-type="float">
            <text:p>824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401" calcext:value-type="float">
            <text:p>82401</text:p>
          </table:table-cell>
          <table:table-cell office:value-type="float" office:value="82603" calcext:value-type="float">
            <text:p>826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2603" calcext:value-type="float">
            <text:p>82603</text:p>
          </table:table-cell>
          <table:table-cell office:value-type="float" office:value="82681" calcext:value-type="float">
            <text:p>8268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755" calcext:value-type="float">
            <text:p>82755</text:p>
          </table:table-cell>
          <table:table-cell office:value-type="float" office:value="82837" calcext:value-type="float">
            <text:p>8283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2837" calcext:value-type="float">
            <text:p>82837</text:p>
          </table:table-cell>
          <table:table-cell office:value-type="float" office:value="82960" calcext:value-type="float">
            <text:p>829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960" calcext:value-type="float">
            <text:p>82960</text:p>
          </table:table-cell>
          <table:table-cell office:value-type="float" office:value="83460" calcext:value-type="float">
            <text:p>8346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3759" calcext:value-type="float">
            <text:p>83759</text:p>
          </table:table-cell>
          <table:table-cell office:value-type="float" office:value="83791" calcext:value-type="float">
            <text:p>8379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3678" calcext:value-type="float">
            <text:p>83678</text:p>
          </table:table-cell>
          <table:table-cell office:value-type="float" office:value="83819" calcext:value-type="float">
            <text:p>838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3856" calcext:value-type="float">
            <text:p>83856</text:p>
          </table:table-cell>
          <table:table-cell office:value-type="float" office:value="83883" calcext:value-type="float">
            <text:p>838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819" calcext:value-type="float">
            <text:p>83819</text:p>
          </table:table-cell>
          <table:table-cell office:value-type="float" office:value="84090" calcext:value-type="float">
            <text:p>840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4090" calcext:value-type="float">
            <text:p>84090</text:p>
          </table:table-cell>
          <table:table-cell office:value-type="float" office:value="84179" calcext:value-type="float">
            <text:p>8417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179" calcext:value-type="float">
            <text:p>84179</text:p>
          </table:table-cell>
          <table:table-cell office:value-type="float" office:value="84431" calcext:value-type="float">
            <text:p>844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886" calcext:value-type="float">
            <text:p>87886</text:p>
          </table:table-cell>
          <table:table-cell office:value-type="float" office:value="87933" calcext:value-type="float">
            <text:p>8793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933" calcext:value-type="float">
            <text:p>87933</text:p>
          </table:table-cell>
          <table:table-cell office:value-type="float" office:value="88225" calcext:value-type="float">
            <text:p>8822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8225" calcext:value-type="float">
            <text:p>88225</text:p>
          </table:table-cell>
          <table:table-cell office:value-type="float" office:value="88909" calcext:value-type="float">
            <text:p>8890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4012" calcext:value-type="float">
            <text:p>104012</text:p>
          </table:table-cell>
          <table:table-cell office:value-type="float" office:value="104049" calcext:value-type="float">
            <text:p>10404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796" calcext:value-type="float">
            <text:p>103796</text:p>
          </table:table-cell>
          <table:table-cell office:value-type="float" office:value="104104" calcext:value-type="float">
            <text:p>10410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4155" calcext:value-type="float">
            <text:p>104155</text:p>
          </table:table-cell>
          <table:table-cell office:value-type="float" office:value="104192" calcext:value-type="float">
            <text:p>10419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4267" calcext:value-type="float">
            <text:p>104267</text:p>
          </table:table-cell>
          <table:table-cell office:value-type="float" office:value="104287" calcext:value-type="float">
            <text:p>10428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4319" calcext:value-type="float">
            <text:p>104319</text:p>
          </table:table-cell>
          <table:table-cell office:value-type="float" office:value="104340" calcext:value-type="float">
            <text:p>10434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4444" calcext:value-type="float">
            <text:p>104444</text:p>
          </table:table-cell>
          <table:table-cell office:value-type="float" office:value="104454" calcext:value-type="float">
            <text:p>1044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104" calcext:value-type="float">
            <text:p>104104</text:p>
          </table:table-cell>
          <table:table-cell office:value-type="float" office:value="104615" calcext:value-type="float">
            <text:p>10461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615" calcext:value-type="float">
            <text:p>104615</text:p>
          </table:table-cell>
          <table:table-cell office:value-type="float" office:value="104709" calcext:value-type="float">
            <text:p>10470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709" calcext:value-type="float">
            <text:p>104709</text:p>
          </table:table-cell>
          <table:table-cell office:value-type="float" office:value="104770" calcext:value-type="float">
            <text:p>1047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882" calcext:value-type="float">
            <text:p>104882</text:p>
          </table:table-cell>
          <table:table-cell office:value-type="float" office:value="104948" calcext:value-type="float">
            <text:p>1049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948" calcext:value-type="float">
            <text:p>104948</text:p>
          </table:table-cell>
          <table:table-cell office:value-type="float" office:value="105552" calcext:value-type="float">
            <text:p>10555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6227" calcext:value-type="float">
            <text:p>106227</text:p>
          </table:table-cell>
          <table:table-cell office:value-type="float" office:value="106253" calcext:value-type="float">
            <text:p>1062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6123" calcext:value-type="float">
            <text:p>106123</text:p>
          </table:table-cell>
          <table:table-cell office:value-type="float" office:value="106282" calcext:value-type="float">
            <text:p>10628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6356" calcext:value-type="float">
            <text:p>106356</text:p>
          </table:table-cell>
          <table:table-cell office:value-type="float" office:value="106368" calcext:value-type="float">
            <text:p>1063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282" calcext:value-type="float">
            <text:p>106282</text:p>
          </table:table-cell>
          <table:table-cell office:value-type="float" office:value="106552" calcext:value-type="float">
            <text:p>10655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6552" calcext:value-type="float">
            <text:p>106552</text:p>
          </table:table-cell>
          <table:table-cell office:value-type="float" office:value="106855" calcext:value-type="float">
            <text:p>10685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855" calcext:value-type="float">
            <text:p>106855</text:p>
          </table:table-cell>
          <table:table-cell office:value-type="float" office:value="106908" calcext:value-type="float">
            <text:p>1069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7029" calcext:value-type="float">
            <text:p>107029</text:p>
          </table:table-cell>
          <table:table-cell office:value-type="float" office:value="107156" calcext:value-type="float">
            <text:p>10715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156" calcext:value-type="float">
            <text:p>107156</text:p>
          </table:table-cell>
          <table:table-cell office:value-type="float" office:value="107373" calcext:value-type="float">
            <text:p>1073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7373" calcext:value-type="float">
            <text:p>107373</text:p>
          </table:table-cell>
          <table:table-cell office:value-type="float" office:value="107767" calcext:value-type="float">
            <text:p>10776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8789" calcext:value-type="float">
            <text:p>11878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789" calcext:value-type="float">
            <text:p>118789</text:p>
          </table:table-cell>
          <table:table-cell office:value-type="float" office:value="118897" calcext:value-type="float">
            <text:p>11889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897" calcext:value-type="float">
            <text:p>118897</text:p>
          </table:table-cell>
          <table:table-cell office:value-type="float" office:value="119057" calcext:value-type="float">
            <text:p>11905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9131" calcext:value-type="float">
            <text:p>11913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131" calcext:value-type="float">
            <text:p>119131</text:p>
          </table:table-cell>
          <table:table-cell office:value-type="float" office:value="119245" calcext:value-type="float">
            <text:p>1192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9245" calcext:value-type="float">
            <text:p>119245</text:p>
          </table:table-cell>
          <table:table-cell office:value-type="float" office:value="119357" calcext:value-type="float">
            <text:p>1193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357" calcext:value-type="float">
            <text:p>119357</text:p>
          </table:table-cell>
          <table:table-cell office:value-type="float" office:value="119468" calcext:value-type="float">
            <text:p>1194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9468" calcext:value-type="float">
            <text:p>119468</text:p>
          </table:table-cell>
          <table:table-cell office:value-type="float" office:value="119645" calcext:value-type="float">
            <text:p>1196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9645" calcext:value-type="float">
            <text:p>119645</text:p>
          </table:table-cell>
          <table:table-cell office:value-type="float" office:value="119838" calcext:value-type="float">
            <text:p>11983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838" calcext:value-type="float">
            <text:p>119838</text:p>
          </table:table-cell>
          <table:table-cell office:value-type="float" office:value="120179" calcext:value-type="float">
            <text:p>12017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0179" calcext:value-type="float">
            <text:p>120179</text:p>
          </table:table-cell>
          <table:table-cell office:value-type="float" office:value="120301" calcext:value-type="float">
            <text:p>12030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0301" calcext:value-type="float">
            <text:p>120301</text:p>
          </table:table-cell>
          <table:table-cell office:value-type="float" office:value="120383" calcext:value-type="float">
            <text:p>12038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0823" calcext:value-type="float">
            <text:p>12082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0559" calcext:value-type="float">
            <text:p>120559</text:p>
          </table:table-cell>
          <table:table-cell office:value-type="float" office:value="120855" calcext:value-type="float">
            <text:p>12085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0893" calcext:value-type="float">
            <text:p>120893</text:p>
          </table:table-cell>
          <table:table-cell office:value-type="float" office:value="120953" calcext:value-type="float">
            <text:p>1209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1056" calcext:value-type="float">
            <text:p>121056</text:p>
          </table:table-cell>
          <table:table-cell office:value-type="float" office:value="121073" calcext:value-type="float">
            <text:p>1210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0855" calcext:value-type="float">
            <text:p>120855</text:p>
          </table:table-cell>
          <table:table-cell office:value-type="float" office:value="121204" calcext:value-type="float">
            <text:p>12120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1204" calcext:value-type="float">
            <text:p>121204</text:p>
          </table:table-cell>
          <table:table-cell office:value-type="float" office:value="121489" calcext:value-type="float">
            <text:p>12148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21564" calcext:value-type="float">
            <text:p>121564</text:p>
          </table:table-cell>
          <table:table-cell office:value-type="float" office:value="121584" calcext:value-type="float">
            <text:p>12158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489" calcext:value-type="float">
            <text:p>121489</text:p>
          </table:table-cell>
          <table:table-cell office:value-type="float" office:value="121659" calcext:value-type="float">
            <text:p>12165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1659" calcext:value-type="float">
            <text:p>121659</text:p>
          </table:table-cell>
          <table:table-cell office:value-type="float" office:value="121868" calcext:value-type="float">
            <text:p>1218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1868" calcext:value-type="float">
            <text:p>121868</text:p>
          </table:table-cell>
          <table:table-cell office:value-type="float" office:value="122307" calcext:value-type="float">
            <text:p>1223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307" calcext:value-type="float">
            <text:p>122307</text:p>
          </table:table-cell>
          <table:table-cell office:value-type="float" office:value="122408" calcext:value-type="float">
            <text:p>12240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2408" calcext:value-type="float">
            <text:p>122408</text:p>
          </table:table-cell>
          <table:table-cell office:value-type="float" office:value="122514" calcext:value-type="float">
            <text:p>12251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2514" calcext:value-type="float">
            <text:p>122514</text:p>
          </table:table-cell>
          <table:table-cell office:value-type="float" office:value="122585" calcext:value-type="float">
            <text:p>1225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585" calcext:value-type="float">
            <text:p>122585</text:p>
          </table:table-cell>
          <table:table-cell office:value-type="float" office:value="122687" calcext:value-type="float">
            <text:p>12268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2687" calcext:value-type="float">
            <text:p>122687</text:p>
          </table:table-cell>
          <table:table-cell office:value-type="float" office:value="122989" calcext:value-type="float">
            <text:p>12298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3955" calcext:value-type="float">
            <text:p>123955</text:p>
          </table:table-cell>
          <table:table-cell office:value-type="float" office:value="124128" calcext:value-type="float">
            <text:p>12412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128" calcext:value-type="float">
            <text:p>124128</text:p>
          </table:table-cell>
          <table:table-cell office:value-type="float" office:value="124293" calcext:value-type="float">
            <text:p>12429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4293" calcext:value-type="float">
            <text:p>124293</text:p>
          </table:table-cell>
          <table:table-cell office:value-type="float" office:value="124445" calcext:value-type="float">
            <text:p>12444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4445" calcext:value-type="float">
            <text:p>124445</text:p>
          </table:table-cell>
          <table:table-cell office:value-type="float" office:value="124508" calcext:value-type="float">
            <text:p>1245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508" calcext:value-type="float">
            <text:p>124508</text:p>
          </table:table-cell>
          <table:table-cell office:value-type="float" office:value="124741" calcext:value-type="float">
            <text:p>12474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4741" calcext:value-type="float">
            <text:p>124741</text:p>
          </table:table-cell>
          <table:table-cell office:value-type="float" office:value="124837" calcext:value-type="float">
            <text:p>1248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837" calcext:value-type="float">
            <text:p>124837</text:p>
          </table:table-cell>
          <table:table-cell office:value-type="float" office:value="124998" calcext:value-type="float">
            <text:p>12499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4998" calcext:value-type="float">
            <text:p>124998</text:p>
          </table:table-cell>
          <table:table-cell office:value-type="float" office:value="125058" calcext:value-type="float">
            <text:p>1250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5058" calcext:value-type="float">
            <text:p>125058</text:p>
          </table:table-cell>
          <table:table-cell office:value-type="float" office:value="125162" calcext:value-type="float">
            <text:p>1251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5162" calcext:value-type="float">
            <text:p>125162</text:p>
          </table:table-cell>
          <table:table-cell office:value-type="float" office:value="125292" calcext:value-type="float">
            <text:p>12529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5292" calcext:value-type="float">
            <text:p>125292</text:p>
          </table:table-cell>
          <table:table-cell office:value-type="float" office:value="125391" calcext:value-type="float">
            <text:p>12539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5922" calcext:value-type="float">
            <text:p>125922</text:p>
          </table:table-cell>
          <table:table-cell office:value-type="float" office:value="126062" calcext:value-type="float">
            <text:p>1260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6062" calcext:value-type="float">
            <text:p>126062</text:p>
          </table:table-cell>
          <table:table-cell office:value-type="float" office:value="126302" calcext:value-type="float">
            <text:p>1263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6302" calcext:value-type="float">
            <text:p>126302</text:p>
          </table:table-cell>
          <table:table-cell office:value-type="float" office:value="126740" calcext:value-type="float">
            <text:p>12674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6740" calcext:value-type="float">
            <text:p>126740</text:p>
          </table:table-cell>
          <table:table-cell office:value-type="float" office:value="127177" calcext:value-type="float">
            <text:p>12717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7177" calcext:value-type="float">
            <text:p>127177</text:p>
          </table:table-cell>
          <table:table-cell office:value-type="float" office:value="127329" calcext:value-type="float">
            <text:p>12732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629" calcext:value-type="float">
            <text:p>12762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7629" calcext:value-type="float">
            <text:p>127629</text:p>
          </table:table-cell>
          <table:table-cell office:value-type="float" office:value="128009" calcext:value-type="float">
            <text:p>1280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009" calcext:value-type="float">
            <text:p>128009</text:p>
          </table:table-cell>
          <table:table-cell office:value-type="float" office:value="128178" calcext:value-type="float">
            <text:p>1281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8178" calcext:value-type="float">
            <text:p>128178</text:p>
          </table:table-cell>
          <table:table-cell office:value-type="float" office:value="128316" calcext:value-type="float">
            <text:p>12831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8316" calcext:value-type="float">
            <text:p>128316</text:p>
          </table:table-cell>
          <table:table-cell office:value-type="float" office:value="128378" calcext:value-type="float">
            <text:p>1283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8378" calcext:value-type="float">
            <text:p>128378</text:p>
          </table:table-cell>
          <table:table-cell office:value-type="float" office:value="128450" calcext:value-type="float">
            <text:p>1284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8450" calcext:value-type="float">
            <text:p>128450</text:p>
          </table:table-cell>
          <table:table-cell office:value-type="float" office:value="128758" calcext:value-type="float">
            <text:p>12875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48:45.975669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2S</meta:editing-duration>
    <meta:editing-cycles>12</meta:editing-cycles>
    <meta:generator>LibreOffice/6.0.4.2$Linux_X86_64 LibreOffice_project/9b0d9b32d5dcda91d2f1a96dc04c645c450872bf</meta:generator>
    <dc:date>2018-09-25T10:49:04.672961918</dc:date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